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1A076BC775AE09F8C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04cm"/>
      <style:paragraph-properties style:writing-mode="lr-tb"/>
    </style:style>
    <style:style style:name="gr4" style:family="graphic" style:parent-style-name="standard">
      <style:graphic-properties draw:fill-color="#c9211e" draw:textarea-horizontal-align="justify" draw:textarea-vertical-align="middle" draw:auto-grow-height="false" fo:min-height="0.648cm" fo:min-width="1.668cm"/>
      <style:paragraph-properties style:writing-mode="lr-tb"/>
    </style:style>
    <style:style style:name="gr5" style:family="graphic" style:parent-style-name="standard">
      <style:graphic-properties draw:fill-color="#fff5ce" draw:textarea-horizontal-align="justify" draw:textarea-vertical-align="middle" draw:auto-grow-height="false" fo:min-height="0.385cm" fo:min-width="2.04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648cm" fo:min-width="2.194cm"/>
      <style:paragraph-properties style:writing-mode="lr-tb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648cm" fo:min-width="2.19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fill-color="#ffff00" draw:textarea-vertical-align="middle"/>
    </style:style>
    <style:style style:name="gr9" style:family="graphic" style:parent-style-name="standard">
      <style:graphic-properties draw:fill-color="#800080" draw:textarea-horizontal-align="justify" draw:textarea-vertical-align="middle" draw:auto-grow-height="false" fo:min-height="0.512cm" fo:min-width="2.04cm"/>
      <style:paragraph-properties style:writing-mode="lr-tb"/>
    </style:style>
    <style:style style:name="gr10" style:family="graphic" style:parent-style-name="standard">
      <style:graphic-properties draw:fill-color="#800080" draw:textarea-horizontal-align="justify" draw:textarea-vertical-align="middle" draw:auto-grow-height="false" fo:min-height="0.385cm" fo:min-width="2.04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fill-color="#800080" draw:textarea-vertical-align="middle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.648cm" fo:min-width="2.194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fill-color="#ff8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9211e"/>
      <style:paragraph-properties fo:text-align="center" style:writing-mode="lr-tb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-color="#fff5ce"/>
      <style:paragraph-properties fo:text-align="center"/>
      <style:text-properties fo:font-size="10pt"/>
    </style:style>
    <style:style style:name="P8" style:family="paragraph">
      <style:paragraph-properties fo:text-align="center"/>
    </style:style>
    <style:style style:name="P9" style:family="paragraph">
      <loext:graphic-properties draw:fill-color="#81d41a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="solid" draw:fill-color="#ffff00"/>
      <style:paragraph-properties fo:text-align="center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="solid" draw:fill-color="#800080"/>
      <style:paragraph-properties fo:text-align="center"/>
    </style:style>
    <style:style style:name="P14" style:family="paragraph">
      <loext:graphic-properties draw:fill-color="#ff8000"/>
      <style:paragraph-properties fo:text-align="center"/>
    </style:style>
    <style:style style:name="P15" style:family="paragraph">
      <loext:graphic-properties draw:fill="solid" draw:fill-color="#ff8000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82cm" svg:x="1cm" svg:y="1.022cm">
          <draw:image xlink:href="Pictures/1000020100000578000001A076BC775AE09F8C39.png" xlink:type="simple" xlink:show="embed" xlink:actuate="onLoad" loext:mime-type="image/png">
            <text:p/>
          </draw:image>
        </draw:frame>
        <draw:custom-shape draw:style-name="gr2" draw:text-style-name="P2" xml:id="id24" draw:id="id24" draw:layer="layout" svg:width="2.54cm" svg:height="0.635cm" svg:x="1cm" svg:y="7.35cm">
          <text:p text:style-name="P2"><text:span text:style-name="T1">Mig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2.54cm" svg:height="0.635cm" svg:x="1cm" svg:y="8.62cm">
          <text:p text:style-name="P2"><text:span text:style-name="T1">Nov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cm" svg:y="9.255cm">
          <text:p text:style-name="P2"><text:span text:style-name="T1">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cm" svg:y="9.89cm">
          <text:p text:style-name="P2"><text:span text:style-name="T1">Chap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2.54cm" svg:height="0.635cm" svg:x="1cm" svg:y="11.16cm">
          <text:p text:style-name="P2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2.54cm" svg:height="0.635cm" svg:x="1cm" svg:y="12.43cm">
          <text:p text:style-name="P2"><text:span text:style-name="T1">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cm" svg:y="13.7cm">
          <text:p text:style-name="P2"><text:span text:style-name="T1">Text 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2.54cm" svg:height="0.635cm" svg:x="1cm" svg:y="14.97cm">
          <text:p text:style-name="P2"><text:span text:style-name="T1">Updat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2.54cm" svg:height="0.635cm" svg:x="1cm" svg:y="16.24cm">
          <text:p text:style-name="P3"><text:span text:style-name="T2">Catalo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1" draw:id="id21" draw:layer="layout" svg:width="2.54cm" svg:height="0.635cm" svg:x="1cm" svg:y="16.875cm">
          <text:p text:style-name="P4"><text:span text:style-name="T2">Catalo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2.54cm" svg:height="0.762cm" svg:x="1cm" svg:y="18.018cm">
          <text:p text:style-name="P4"><text:span text:style-name="T2">Download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9" draw:id="id19" draw:layer="layout" svg:width="2.54cm" svg:height="0.635cm" svg:x="1cm" svg:y="19.415cm">
          <text:p text:style-name="P4"><text:span text:style-name="T2">Extens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0.635cm" svg:x="1cm" svg:y="20.05cm">
          <text:p text:style-name="P4"><text:span text:style-name="T2">Configu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2.54cm" svg:height="0.635cm" svg:x="1cm" svg:y="21.32cm">
          <text:p text:style-name="P4"><text:span text:style-name="T2">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2.54cm" svg:height="0.635cm" svg:x="1cm" svg:y="22.59cm">
          <text:p text:style-name="P2"><text:span text:style-name="T1">Updat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0.635cm" svg:x="1cm" svg:y="13.065cm">
          <text:p text:style-name="P4"><text:span text:style-name="T2">Sub Set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2.54cm" svg:height="1.27cm" svg:x="12.43cm" svg:y="7.35cm">
          <text:p text:style-name="P4">Chapter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5" xml:id="id35" draw:id="id35" draw:layer="layout" svg:width="2.54cm" svg:height="1.27cm" svg:x="12.43cm" svg:y="9.89cm">
          <text:p text:style-name="P4">Download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5" xml:id="id37" draw:id="id37" draw:layer="layout" svg:width="2.54cm" svg:height="1.27cm" svg:x="12.43cm" svg:y="12.43cm">
          <text:p text:style-name="P4">Extension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5" xml:id="id1" draw:id="id1" draw:layer="layout" svg:width="2.54cm" svg:height="1.27cm" svg:x="12.43cm" svg:y="14.97cm">
          <text:p text:style-name="P4">Formatte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5" xml:id="id3" draw:id="id3" draw:layer="layout" svg:width="2.54cm" svg:height="1.27cm" svg:x="12.43cm" svg:y="17.51cm">
          <text:p text:style-name="P4">Novel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.54cm" svg:height="1.27cm" svg:x="12.43cm" svg:y="20.05cm">
          <text:p text:style-name="P4">Reposito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5" xml:id="id41" draw:id="id41" draw:layer="layout" svg:width="2.54cm" svg:height="1.27cm" svg:x="12.43cm" svg:y="22.59cm">
          <text:p text:style-name="P4">Update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7" xml:id="id2" draw:id="id2" draw:layer="layout" svg:width="2.54cm" svg:height="0.635cm" svg:x="8.62cm" svg:y="7.35cm">
          <text:p text:style-name="P6">F-&gt;Card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2.54cm" svg:height="0.635cm" svg:x="8.62cm" svg:y="8.62cm">
          <text:p text:style-name="P6">L-&gt;Card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2.54cm" svg:height="0.635cm" svg:x="8.62cm" svg:y="9.89cm">
          <text:p text:style-name="P6">Search</text:p>
          <text:p text:style-name="P6">Bookmarked</text:p>
          <text:p text:style-name="P6">novels</text:p>
          <draw:enhanced-geometry svg:viewBox="0 0 21600 21600" draw:type="rectangle" draw:enhanced-path="M 0 0 L 21600 0 21600 21600 0 21600 0 0 Z N"/>
        </draw:custom-shape>
        <draw:custom-shape draw:style-name="gr5" draw:text-style-name="P7" xml:id="id7" draw:id="id7" draw:layer="layout" svg:width="2.54cm" svg:height="0.635cm" svg:x="8.62cm" svg:y="11.16cm">
          <text:p text:style-name="P6">Unread Chap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32" draw:id="id32" draw:layer="layout" svg:width="3.81cm" svg:height="1.27cm" svg:x="16.74cm" svg:y="7.35cm">
          <text:p text:style-name="P8">Chapte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9" xml:id="id34" draw:id="id34" draw:layer="layout" svg:width="3.81cm" svg:height="1.27cm" svg:x="16.74cm" svg:y="8.62cm">
          <text:p text:style-name="P8">Downloa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6" draw:id="id36" draw:layer="layout" svg:width="3.81cm" svg:height="1.27cm" svg:x="16.74cm" svg:y="9.89cm">
          <text:p text:style-name="P8">Exten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3.81cm" svg:height="1.27cm" svg:x="16.74cm" svg:y="11.16cm">
          <text:p text:style-name="P8">ExtensionL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8" draw:id="id38" draw:layer="layout" svg:width="3.81cm" svg:height="1.27cm" svg:x="16.74cm" svg:y="12.43cm">
          <text:p text:style-name="P8">Nov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3.81cm" svg:height="1.27cm" svg:x="16.74cm" svg:y="13.7cm">
          <text:p text:style-name="P8">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0" draw:id="id40" draw:layer="layout" svg:width="3.81cm" svg:height="1.27cm" svg:x="16.74cm" svg:y="14.97cm">
          <text:p text:style-name="P8">Upd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31" draw:id="id31" draw:layer="layout" svg:width="3.81cm" svg:height="1.27cm" svg:x="16.74cm" svg:y="17.51cm">
          <text:p text:style-name="P8">Chap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3.81cm" svg:height="1.27cm" svg:x="16.74cm" svg:y="18.78cm">
          <text:p text:style-name="P8">Exten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1" draw:layer="layout" draw:type="line" svg:x1="12.43cm" svg:y1="15.605cm" svg:x2="11.16cm" svg:y2="7.667cm" draw:start-shape="id1" draw:start-glue-point="5" draw:end-shape="id2" draw:end-glue-point="1" svg:d="M12430 15605l-1270-7938" svg:viewBox="0 0 1271 7939">
          <text:p/>
        </draw:connector>
        <draw:connector draw:style-name="gr8" draw:text-style-name="P11" draw:layer="layout" draw:type="line" svg:x1="12.43cm" svg:y1="18.145cm" svg:x2="11.16cm" svg:y2="8.937cm" draw:start-shape="id3" draw:start-glue-point="5" draw:end-shape="id4" draw:end-glue-point="1" svg:d="M12430 18145l-1270-9208" svg:viewBox="0 0 1271 9209">
          <text:p/>
        </draw:connector>
        <draw:connector draw:style-name="gr8" draw:text-style-name="P11" draw:layer="layout" draw:type="line" svg:x1="12.43cm" svg:y1="18.145cm" svg:x2="11.16cm" svg:y2="10.207cm" draw:start-shape="id3" draw:start-glue-point="5" draw:end-shape="id5" draw:end-glue-point="1" svg:d="M12430 18145l-1270-7938" svg:viewBox="0 0 1271 7939">
          <text:p/>
        </draw:connector>
        <draw:connector draw:style-name="gr8" draw:text-style-name="P11" draw:layer="layout" draw:type="line" svg:x1="12.43cm" svg:y1="7.985cm" svg:x2="11.16cm" svg:y2="11.477cm" draw:start-shape="id6" draw:start-glue-point="5" draw:end-shape="id7" draw:end-glue-point="1" svg:d="M12430 7985l-1270 3492" svg:viewBox="0 0 1271 3493">
          <text:p/>
        </draw:connector>
        <draw:custom-shape draw:style-name="gr9" draw:text-style-name="P12" xml:id="id23" draw:id="id23" draw:layer="layout" svg:width="2.54cm" svg:height="0.762cm" svg:x="4.81cm" svg:y="7.35cm">
          <text:p text:style-name="P8">Migration</text:p>
          <draw:enhanced-geometry svg:viewBox="0 0 21600 21600" draw:type="rectangle" draw:enhanced-path="M 0 0 L 21600 0 21600 21600 0 21600 0 0 Z N"/>
        </draw:custom-shape>
        <draw:custom-shape draw:style-name="gr9" draw:text-style-name="P12" xml:id="id25" draw:id="id25" draw:layer="layout" svg:width="2.54cm" svg:height="0.762cm" svg:x="4.81cm" svg:y="8.62cm">
          <text:p text:style-name="P8">Novel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1" draw:id="id11" draw:layer="layout" svg:width="2.54cm" svg:height="0.635cm" svg:x="4.81cm" svg:y="9.89cm">
          <text:p text:style-name="P8">Search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7" draw:id="id27" draw:layer="layout" svg:width="2.54cm" svg:height="0.635cm" svg:x="4.81cm" svg:y="11.16cm">
          <text:p text:style-name="P8">Settings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9" draw:id="id29" draw:layer="layout" svg:width="2.54cm" svg:height="0.635cm" svg:x="4.81cm" svg:y="12.43cm">
          <text:p text:style-name="P8">Updates</text:p>
          <draw:enhanced-geometry svg:viewBox="0 0 21600 21600" draw:type="rectangle" draw:enhanced-path="M 0 0 L 21600 0 21600 21600 0 21600 0 0 Z N"/>
        </draw:custom-shape>
        <draw:custom-shape draw:style-name="gr10" draw:text-style-name="P12" xml:id="id8" draw:id="id8" draw:layer="layout" svg:width="2.54cm" svg:height="0.635cm" svg:x="4.81cm" svg:y="13.7cm">
          <text:p text:style-name="P8">Catalogs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0" draw:id="id20" draw:layer="layout" svg:width="2.54cm" svg:height="0.635cm" svg:x="4.81cm" svg:y="14.97cm">
          <text:p text:style-name="P8">Catalog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6" draw:id="id16" draw:layer="layout" svg:width="2.54cm" svg:height="0.635cm" svg:x="4.81cm" svg:y="16.24cm">
          <text:p text:style-name="P8">Download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8" draw:id="id18" draw:layer="layout" svg:width="2.54cm" svg:height="0.635cm" svg:x="4.81cm" svg:y="17.51cm">
          <text:p text:style-name="P8">Extensions</text:p>
          <draw:enhanced-geometry svg:viewBox="0 0 21600 21600" draw:type="rectangle" draw:enhanced-path="M 0 0 L 21600 0 21600 21600 0 21600 0 0 Z N"/>
        </draw:custom-shape>
        <draw:custom-shape draw:style-name="gr10" draw:text-style-name="P12" xml:id="id9" draw:id="id9" draw:layer="layout" svg:width="2.54cm" svg:height="0.635cm" svg:x="4.81cm" svg:y="18.78cm">
          <text:p text:style-name="P8">Library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4" draw:id="id14" draw:layer="layout" svg:width="2.54cm" svg:height="0.635cm" svg:x="4.81cm" svg:y="20.05cm">
          <text:p text:style-name="P8">Update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8.62cm" svg:y1="7.667cm" svg:x2="7.35cm" svg:y2="14.017cm" draw:start-shape="id2" draw:start-glue-point="3" draw:end-shape="id8" draw:end-glue-point="1" svg:d="M8620 7667l-1270 6350" svg:viewBox="0 0 1271 6351">
          <text:p/>
        </draw:connector>
        <draw:connector draw:style-name="gr11" draw:text-style-name="P13" draw:layer="layout" draw:type="line" svg:x1="8.62cm" svg:y1="8.937cm" svg:x2="7.35cm" svg:y2="19.097cm" draw:start-shape="id4" draw:start-glue-point="3" draw:end-shape="id9" draw:end-glue-point="1" svg:d="M8620 8937l-1270 10160" svg:viewBox="0 0 1271 10161">
          <text:p/>
        </draw:connector>
        <draw:connector draw:style-name="gr11" draw:text-style-name="P13" xml:id="id10" draw:id="id10" draw:layer="layout" draw:type="line" svg:x1="8.62cm" svg:y1="10.207cm" svg:x2="8.62cm" svg:y2="10.207cm" draw:start-shape="id5" draw:start-glue-point="3" draw:end-shape="id5" draw:end-glue-point="3" svg:d="M8620 10207z" svg:viewBox="0 0 1 1">
          <text:p/>
        </draw:connector>
        <draw:connector draw:style-name="gr11" draw:text-style-name="P13" draw:layer="layout" draw:type="line" svg:x1="8.62cm" svg:y1="10.207cm" svg:x2="7.35cm" svg:y2="10.207cm" draw:start-shape="id10" draw:start-glue-point="0" draw:end-shape="id11" draw:end-glue-point="1" svg:d="M8620 10207h-1270" svg:viewBox="0 0 1271 1">
          <text:p/>
        </draw:connector>
        <draw:connector draw:style-name="gr11" draw:text-style-name="P13" draw:layer="layout" draw:type="line" svg:x1="8.62cm" svg:y1="11.477cm" svg:x2="7.35cm" svg:y2="19.097cm" draw:start-shape="id7" draw:start-glue-point="3" draw:end-shape="id9" draw:end-glue-point="1" svg:d="M8620 11477l-1270 7620" svg:viewBox="0 0 1271 7621">
          <text:p/>
        </draw:connector>
        <draw:connector draw:style-name="gr11" draw:text-style-name="P13" draw:layer="layout" draw:type="line" svg:x1="4.81cm" svg:y1="10.207cm" svg:x2="3.54cm" svg:y2="11.477cm" draw:start-shape="id11" draw:start-glue-point="3" draw:end-shape="id12" draw:end-glue-point="1" svg:d="M4810 10207l-1270 1270" svg:viewBox="0 0 1271 1271">
          <text:p/>
        </draw:connector>
        <draw:connector draw:style-name="gr11" draw:text-style-name="P13" draw:layer="layout" draw:type="line" svg:x1="4.81cm" svg:y1="19.097cm" svg:x2="3.54cm" svg:y2="21.637cm" draw:start-shape="id9" draw:start-glue-point="3" draw:end-shape="id13" svg:d="M4810 19097l-1270 2540" svg:viewBox="0 0 1271 2541">
          <text:p/>
        </draw:connector>
        <draw:connector draw:style-name="gr11" draw:text-style-name="P13" draw:layer="layout" draw:type="line" svg:x1="4.81cm" svg:y1="20.367cm" svg:x2="3.54cm" svg:y2="22.907cm" draw:start-shape="id14" draw:start-glue-point="3" draw:end-shape="id15" draw:end-glue-point="1" svg:d="M4810 20367l-1270 2540" svg:viewBox="0 0 1271 2541">
          <text:p/>
        </draw:connector>
        <draw:connector draw:style-name="gr11" draw:text-style-name="P13" draw:layer="layout" draw:type="line" svg:x1="4.81cm" svg:y1="16.557cm" svg:x2="3.54cm" svg:y2="18.399cm" draw:start-shape="id16" draw:start-glue-point="3" draw:end-shape="id17" draw:end-glue-point="1" svg:d="M4810 16557l-1270 1842" svg:viewBox="0 0 1271 1843">
          <text:p/>
        </draw:connector>
        <draw:connector draw:style-name="gr11" draw:text-style-name="P13" draw:layer="layout" draw:type="line" svg:x1="4.81cm" svg:y1="17.827cm" svg:x2="3.54cm" svg:y2="19.732cm" draw:start-shape="id18" draw:start-glue-point="3" draw:end-shape="id19" draw:end-glue-point="1" svg:d="M4810 17827l-1270 1905" svg:viewBox="0 0 1271 1906">
          <text:p/>
        </draw:connector>
        <draw:connector draw:style-name="gr11" draw:text-style-name="P13" draw:layer="layout" draw:type="line" svg:x1="4.81cm" svg:y1="15.287cm" svg:x2="3.54cm" svg:y2="17.192cm" draw:start-shape="id20" draw:start-glue-point="3" draw:end-shape="id21" draw:end-glue-point="1" svg:d="M4810 15287l-1270 1905" svg:viewBox="0 0 1271 1906">
          <text:p/>
        </draw:connector>
        <draw:connector draw:style-name="gr11" draw:text-style-name="P13" draw:layer="layout" draw:type="line" svg:x1="4.81cm" svg:y1="14.017cm" svg:x2="3.54cm" svg:y2="16.557cm" draw:start-shape="id8" draw:start-glue-point="3" draw:end-shape="id22" draw:end-glue-point="1" svg:d="M4810 14017l-1270 2540" svg:viewBox="0 0 1271 2541">
          <text:p/>
        </draw:connector>
        <draw:connector draw:style-name="gr11" draw:text-style-name="P13" draw:layer="layout" draw:type="line" svg:x1="4.81cm" svg:y1="7.731cm" svg:x2="3.54cm" svg:y2="7.667cm" draw:start-shape="id23" draw:start-glue-point="3" draw:end-shape="id24" draw:end-glue-point="1" svg:d="M4810 7731l-1270-64" svg:viewBox="0 0 1271 65">
          <text:p/>
        </draw:connector>
        <draw:connector draw:style-name="gr11" draw:text-style-name="P13" draw:layer="layout" draw:type="line" svg:x1="4.81cm" svg:y1="9.001cm" svg:x2="3.54cm" svg:y2="8.937cm" draw:start-shape="id25" draw:start-glue-point="3" draw:end-shape="id26" draw:end-glue-point="1" svg:d="M4810 9001l-1270-64" svg:viewBox="0 0 1271 65">
          <text:p/>
        </draw:connector>
        <draw:connector draw:style-name="gr11" draw:text-style-name="P13" draw:layer="layout" draw:type="line" svg:x1="4.81cm" svg:y1="11.477cm" svg:x2="3.54cm" svg:y2="12.747cm" draw:start-shape="id27" draw:start-glue-point="3" draw:end-shape="id28" draw:end-glue-point="1" svg:d="M4810 11477l-1270 1270" svg:viewBox="0 0 1271 1271">
          <text:p/>
        </draw:connector>
        <draw:connector draw:style-name="gr11" draw:text-style-name="P13" draw:layer="layout" draw:type="line" svg:x1="4.81cm" svg:y1="12.747cm" svg:x2="3.54cm" svg:y2="15.287cm" draw:start-shape="id29" draw:start-glue-point="3" draw:end-shape="id30" draw:end-glue-point="1" svg:d="M4810 12747l-1270 2540" svg:viewBox="0 0 1271 2541">
          <text:p/>
        </draw:connector>
        <draw:custom-shape draw:style-name="gr12" draw:text-style-name="P14" xml:id="id33" draw:id="id33" draw:layer="layout" svg:width="3.81cm" svg:height="1.27cm" svg:x="16.74cm" svg:y="21.32cm">
          <text:p text:style-name="P8">Chap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3.81cm" svg:height="1.27cm" svg:x="16.74cm" svg:y="22.59cm">
          <text:p text:style-name="P8">Catalog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39" draw:id="id39" draw:layer="layout" svg:width="3.81cm" svg:height="1.27cm" svg:x="16.74cm" svg:y="23.86cm">
          <text:p text:style-name="P8">No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5" draw:layer="layout" draw:type="line" svg:x1="16.74cm" svg:y1="18.145cm" svg:x2="14.97cm" svg:y2="7.985cm" draw:start-shape="id31" draw:start-glue-point="6" draw:end-shape="id6" draw:end-glue-point="7" svg:d="M16740 18145l-1770-10160" svg:viewBox="0 0 1771 10161">
          <text:p/>
        </draw:connector>
        <draw:connector draw:style-name="gr13" draw:text-style-name="P15" draw:layer="layout" draw:type="line" svg:x1="16.74cm" svg:y1="7.985cm" svg:x2="14.97cm" svg:y2="7.985cm" draw:start-shape="id32" draw:start-glue-point="6" draw:end-shape="id6" draw:end-glue-point="7" svg:d="M16740 7985h-1770" svg:viewBox="0 0 1771 1">
          <text:p/>
        </draw:connector>
        <draw:connector draw:style-name="gr13" draw:text-style-name="P15" draw:layer="layout" draw:type="line" svg:x1="16.74cm" svg:y1="21.955cm" svg:x2="14.97cm" svg:y2="7.985cm" draw:start-shape="id33" draw:start-glue-point="6" draw:end-shape="id6" draw:end-glue-point="7" svg:d="M16740 21955l-1770-13970" svg:viewBox="0 0 1771 13971">
          <text:p/>
        </draw:connector>
        <draw:connector draw:style-name="gr13" draw:text-style-name="P15" draw:layer="layout" draw:type="line" svg:x1="16.74cm" svg:y1="9.255cm" svg:x2="14.97cm" svg:y2="10.525cm" draw:start-shape="id34" draw:start-glue-point="6" draw:end-shape="id35" draw:end-glue-point="7" svg:d="M16740 9255l-1770 1270" svg:viewBox="0 0 1771 1271">
          <text:p/>
        </draw:connector>
        <draw:connector draw:style-name="gr13" draw:text-style-name="P15" draw:layer="layout" draw:type="line" svg:x1="16.74cm" svg:y1="10.525cm" svg:x2="14.97cm" svg:y2="13.065cm" draw:start-shape="id36" draw:start-glue-point="6" draw:end-shape="id37" draw:end-glue-point="7" svg:d="M16740 10525l-1770 2540" svg:viewBox="0 0 1771 2541">
          <text:p/>
        </draw:connector>
        <draw:connector draw:style-name="gr13" draw:text-style-name="P15" draw:layer="layout" draw:type="line" svg:x1="16.74cm" svg:y1="10.525cm" svg:x2="14.97cm" svg:y2="15.605cm" draw:start-shape="id36" draw:start-glue-point="6" draw:end-shape="id1" draw:end-glue-point="7" svg:d="M16740 10525l-1770 5080" svg:viewBox="0 0 1771 5081">
          <text:p/>
        </draw:connector>
        <draw:connector draw:style-name="gr13" draw:text-style-name="P15" draw:layer="layout" draw:type="line" svg:x1="16.74cm" svg:y1="13.065cm" svg:x2="14.97cm" svg:y2="18.145cm" draw:start-shape="id38" draw:start-glue-point="6" draw:end-shape="id3" draw:end-glue-point="7" svg:d="M16740 13065l-1770 5080" svg:viewBox="0 0 1771 5081">
          <text:p/>
        </draw:connector>
        <draw:connector draw:style-name="gr13" draw:text-style-name="P15" draw:layer="layout" draw:type="line" svg:x1="16.74cm" svg:y1="24.495cm" svg:x2="14.97cm" svg:y2="18.145cm" draw:start-shape="id39" draw:start-glue-point="6" draw:end-shape="id3" draw:end-glue-point="7" svg:d="M16740 24495l-1770-6350" svg:viewBox="0 0 1771 6351">
          <text:p/>
        </draw:connector>
        <draw:connector draw:style-name="gr13" draw:text-style-name="P15" draw:layer="layout" draw:type="line" svg:x1="16.74cm" svg:y1="15.605cm" svg:x2="14.97cm" svg:y2="23.225cm" draw:start-shape="id40" draw:start-glue-point="6" draw:end-shape="id41" draw:end-glue-point="7" svg:d="M16740 15605l-1770 7620" svg:viewBox="0 0 1771 762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7:38:50.256323216</meta:creation-date>
    <dc:date>2020-05-10T21:52:31.465614688</dc:date>
    <meta:editing-duration>PT20M20S</meta:editing-duration>
    <meta:editing-cycles>3</meta:editing-cycles>
    <meta:generator>LibreOffice/6.4.3.2$Linux_X86_64 LibreOffice_project/40$Build-2</meta:generator>
    <meta:document-statistic meta:object-count="80"/>
  </office:meta>
</office:document-meta>
</file>